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style:text-underline-style="solid" style:text-underline-width="auto" style:text-underline-color="font-color" style:font-size-asian="15pt" style:font-size-complex="15pt"/>
    </style:style>
    <style:style style:name="P3" style:family="paragraph" style:parent-style-name="Standard">
      <style:text-properties fo:font-size="15pt" style:text-underline-style="none" fo:font-weight="bold" style:font-size-asian="15pt" style:font-weight-asian="bold" style:font-size-complex="15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8pt" style:text-underline-style="solid" style:text-underline-width="auto" style:text-underline-color="font-color" style:font-size-asian="18pt" style:font-size-complex="18pt"/>
    </style:style>
    <style:style style:name="P6" style:family="paragraph" style:parent-style-name="Standard">
      <style:text-properties fo:font-size="18pt" style:text-underline-style="none" style:font-size-asian="18pt" style:font-size-complex="18pt"/>
    </style:style>
    <style:style style:name="T1" style:family="text">
      <style:text-properties fo:font-style="italic" style:font-style-asian="italic" style:font-style-complex="italic"/>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text:p>
      <text:p text:style-name="P4"/>
      <text:p text:style-name="P4"><text:tab/>En el presente trabajo, nos proponemos mejorar el programa de procesamiento de bordes realizado en el trabajo práctico anterior. La mejora sustancial consiste en utilizar el modelo de instrucciones SIMD con instrucciones SSE y diversas optimizaciones en el algoritmo para lograr un mejor rendimiento del programa. </text:p>
      <text:p text:style-name="P4"><text:tab/></text:p>
      <text:p text:style-name="P4"/>
      <text:p text:style-name="P4"><text:tab/>A los algoritmos de <text:span text:style-name="T1">Roberts, Prewitt y Sobel</text:span>, que ya implementamos en el trabajo anterior, se le sumara el algoritmo de <text:span text:style-name="T1">Frei-Chen</text:span>. Para ello, asumiendo un ancho de imagen múltiplo de 16 píxeles, <text:s/>se procesaran en paralelo 14 píxeles en cada ciclo del programa logrando una considerable mejora en la performance.</text:p>
      <text:p text:style-name="P4"/>
      <text:p text:style-name="P4"><text:tab/></text:p>
      <text:p text:style-name="P4"><text:tab/><text:span text:style-name="T2">El trabajo está orientado fuertemente a lograr velocidad, sacrificando necesariamente legibilidad del código, modularización y simpleza para cumplir el objetivo. Luego el resultado será comparado con previas implementaciones para mostrar las diferencias de rendimiento de cada uno. </text:span></text:p>
      <text:p text:style-name="P6"/>
      <text:p text:style-name="P5"/>
      <text:p text:style-name="P6"><text:tab/>La interfaz con el usuario, escrita en lenguaje C, será similar a la del trabajo anterior y se detallará la nueva implementación en ensamblador en las siguientes secciones. </text:p>
      <text:p text:style-name="P4"/>
      <text:p text:style-name="P1"><text:tab/></text:p>
      <text:p text:style-name="P2"/>
      <text:p text:style-name="P2"/>
      <text:p text:style-name="P1"><text:tab/></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9T10:33:26</meta:creation-date>
    <dc:date>2009-10-25T13:28:27</dc:date>
    <meta:editing-duration>PT02H48M04S</meta:editing-duration>
    <meta:editing-cycles>6</meta:editing-cycles>
    <meta:generator>OpenOffice.org/3.0$Linux OpenOffice.org_project/300m15$Build-9379</meta:generator>
    <meta:document-statistic meta:table-count="0" meta:image-count="0" meta:object-count="0" meta:page-count="1" meta:paragraph-count="9" meta:word-count="163" meta:character-count="1094"/>
    <meta:user-defined meta:name="Información 1"/>
    <meta:user-defined meta:name="Información 2"/>
    <meta:user-defined meta:name="Información 3"/>
    <meta:user-defined meta:name="Información 4"/>
  </office:meta>
</office:document-meta>
</file>